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3eb89" officeooo:paragraph-rsid="0013eb89" style:font-size-asian="15pt" style:font-size-complex="15pt"/>
    </style:style>
    <style:style style:name="P2" style:family="paragraph" style:parent-style-name="Standard">
      <style:text-properties fo:font-size="15pt" officeooo:rsid="0013eb89" officeooo:paragraph-rsid="0036d8c5" style:font-size-asian="15pt" style:font-size-complex="15pt"/>
    </style:style>
    <style:style style:name="P3" style:family="paragraph" style:parent-style-name="Standard">
      <style:text-properties fo:font-size="15pt" officeooo:rsid="0013eb89" officeooo:paragraph-rsid="003738a7" style:font-size-asian="15pt" style:font-size-complex="15pt"/>
    </style:style>
    <style:style style:name="P4" style:family="paragraph" style:parent-style-name="Standard">
      <style:text-properties fo:font-size="15pt" officeooo:rsid="0013eb89" officeooo:paragraph-rsid="00350fca" style:font-size-asian="15pt" style:font-size-complex="15pt"/>
    </style:style>
    <style:style style:name="P5" style:family="paragraph" style:parent-style-name="Standard">
      <style:text-properties fo:font-size="15pt" officeooo:rsid="0013eb89" officeooo:paragraph-rsid="003e52e4" style:font-size-asian="15pt" style:font-size-complex="15pt"/>
    </style:style>
    <style:style style:name="P6" style:family="paragraph" style:parent-style-name="Standard">
      <style:text-properties fo:font-size="15pt" officeooo:rsid="0013eb89" officeooo:paragraph-rsid="004204d3" style:font-size-asian="15pt" style:font-size-complex="15pt"/>
    </style:style>
    <style:style style:name="P7" style:family="paragraph" style:parent-style-name="Standard">
      <style:text-properties fo:font-size="15pt" officeooo:rsid="0013eb89" officeooo:paragraph-rsid="003b6258" style:font-size-asian="15pt" style:font-size-complex="15pt"/>
    </style:style>
    <style:style style:name="P8" style:family="paragraph" style:parent-style-name="Standard">
      <style:text-properties fo:font-size="15pt" officeooo:rsid="0013eb89" officeooo:paragraph-rsid="00232dd7" style:font-size-asian="15pt" style:font-size-complex="15pt"/>
    </style:style>
    <style:style style:name="P9" style:family="paragraph" style:parent-style-name="Standard">
      <style:text-properties fo:font-size="15pt" officeooo:rsid="0013eb89" officeooo:paragraph-rsid="00158c82" style:font-size-asian="15pt" style:font-size-complex="15pt"/>
    </style:style>
    <style:style style:name="P10" style:family="paragraph" style:parent-style-name="Standard">
      <style:text-properties fo:font-size="15pt" officeooo:rsid="0013eb89" officeooo:paragraph-rsid="00146ce8" style:font-size-asian="15pt" style:font-size-complex="15pt"/>
    </style:style>
    <style:style style:name="P11" style:family="paragraph" style:parent-style-name="Standard">
      <style:text-properties fo:font-size="15pt" officeooo:rsid="0013eb89" officeooo:paragraph-rsid="00483ada" style:font-size-asian="15pt" style:font-size-complex="15pt"/>
    </style:style>
    <style:style style:name="P12" style:family="paragraph" style:parent-style-name="Standard">
      <style:text-properties fo:font-size="15pt" officeooo:rsid="0013eb89" officeooo:paragraph-rsid="004891d5" style:font-size-asian="15pt" style:font-size-complex="15pt"/>
    </style:style>
    <style:style style:name="P13" style:family="paragraph" style:parent-style-name="Standard">
      <style:text-properties fo:font-size="15pt" officeooo:rsid="0013eb89" officeooo:paragraph-rsid="0049d44a" style:font-size-asian="15pt" style:font-size-complex="15pt"/>
    </style:style>
    <style:style style:name="P14" style:family="paragraph" style:parent-style-name="Standard">
      <style:text-properties fo:font-size="15pt" officeooo:rsid="0013eb89" officeooo:paragraph-rsid="00519229" style:font-size-asian="15pt" style:font-size-complex="15pt"/>
    </style:style>
    <style:style style:name="P15" style:family="paragraph" style:parent-style-name="Standard">
      <style:text-properties fo:font-size="15pt" officeooo:rsid="0013eb89" officeooo:paragraph-rsid="00558f71" style:font-size-asian="15pt" style:font-size-complex="15pt"/>
    </style:style>
    <style:style style:name="P16" style:family="paragraph" style:parent-style-name="Standard">
      <style:text-properties fo:font-size="15pt" officeooo:rsid="0013eb89" officeooo:paragraph-rsid="005698f9" style:font-size-asian="15pt" style:font-size-complex="15pt"/>
    </style:style>
    <style:style style:name="P17" style:family="paragraph" style:parent-style-name="Standard">
      <style:text-properties fo:font-size="15pt" officeooo:rsid="0013eb89" officeooo:paragraph-rsid="00572dfd" style:font-size-asian="15pt" style:font-size-complex="15pt"/>
    </style:style>
    <style:style style:name="P18" style:family="paragraph" style:parent-style-name="Standard">
      <style:text-properties fo:font-size="15pt" officeooo:rsid="0013eb89" officeooo:paragraph-rsid="00592b47" style:font-size-asian="15pt" style:font-size-complex="15pt"/>
    </style:style>
    <style:style style:name="P19" style:family="paragraph" style:parent-style-name="Standard">
      <style:text-properties fo:font-size="15pt" officeooo:rsid="0013eb89" officeooo:paragraph-rsid="005b2206" style:font-size-asian="15pt" style:font-size-complex="15pt"/>
    </style:style>
    <style:style style:name="P20" style:family="paragraph" style:parent-style-name="Standard">
      <style:text-properties fo:font-size="15pt" officeooo:rsid="0013eb89" officeooo:paragraph-rsid="005c9510" style:font-size-asian="15pt" style:font-size-complex="15pt"/>
    </style:style>
    <style:style style:name="P21" style:family="paragraph" style:parent-style-name="Standard">
      <style:text-properties fo:font-size="15pt" officeooo:rsid="0013ec1f" officeooo:paragraph-rsid="003b6258" style:font-size-asian="15pt" style:font-size-complex="15pt"/>
    </style:style>
    <style:style style:name="P22" style:family="paragraph" style:parent-style-name="Standard">
      <style:text-properties fo:font-size="15pt" officeooo:rsid="00232dd7" officeooo:paragraph-rsid="00232dd7" style:font-size-asian="15pt" style:font-size-complex="15pt"/>
    </style:style>
    <style:style style:name="P23" style:family="paragraph" style:parent-style-name="Standard">
      <style:text-properties fo:font-size="15pt" officeooo:rsid="00280511" officeooo:paragraph-rsid="00592b47" style:font-size-asian="15pt" style:font-size-complex="15pt"/>
    </style:style>
    <style:style style:name="P24" style:family="paragraph" style:parent-style-name="Standard">
      <style:text-properties fo:font-size="15pt" officeooo:rsid="00215b60" officeooo:paragraph-rsid="002660af" style:font-size-asian="15pt" style:font-size-complex="15pt"/>
    </style:style>
    <style:style style:name="P25" style:family="paragraph" style:parent-style-name="Standard">
      <style:text-properties fo:font-size="15pt" officeooo:rsid="00215b60" officeooo:paragraph-rsid="0028906e" style:font-size-asian="15pt" style:font-size-complex="15pt"/>
    </style:style>
    <style:style style:name="P26" style:family="paragraph" style:parent-style-name="Standard">
      <style:text-properties fo:font-size="15pt" officeooo:rsid="00146ce8" officeooo:paragraph-rsid="00146ce8" style:font-size-asian="15pt" style:font-size-complex="15pt"/>
    </style:style>
    <style:style style:name="P27" style:family="paragraph" style:parent-style-name="Standard">
      <style:text-properties fo:font-size="15pt" officeooo:rsid="00146ce8" officeooo:paragraph-rsid="0049d44a" style:font-size-asian="15pt" style:font-size-complex="15pt"/>
    </style:style>
    <style:style style:name="P28" style:family="paragraph" style:parent-style-name="Standard">
      <style:text-properties fo:font-size="15pt" officeooo:rsid="00146ce8" officeooo:paragraph-rsid="004e7542" style:font-size-asian="15pt" style:font-size-complex="15pt"/>
    </style:style>
    <style:style style:name="P29" style:family="paragraph" style:parent-style-name="Standard">
      <style:text-properties fo:font-size="15pt" officeooo:rsid="00146ce8" officeooo:paragraph-rsid="00519229" style:font-size-asian="15pt" style:font-size-complex="15pt"/>
    </style:style>
    <style:style style:name="P30" style:family="paragraph" style:parent-style-name="Standard">
      <style:text-properties fo:font-size="15pt" officeooo:rsid="00146ce8" officeooo:paragraph-rsid="005319a6" style:font-size-asian="15pt" style:font-size-complex="15pt"/>
    </style:style>
    <style:style style:name="P31" style:family="paragraph" style:parent-style-name="Standard">
      <style:text-properties fo:font-size="15pt" officeooo:paragraph-rsid="0046c34e"/>
    </style:style>
    <style:style style:name="P32" style:family="paragraph" style:parent-style-name="Standard">
      <style:text-properties fo:color="#0d1f63" fo:font-size="15pt" officeooo:rsid="00215b60" officeooo:paragraph-rsid="00215b60" fo:background-color="#bce4e5" style:font-size-asian="15pt" style:font-size-complex="15pt"/>
    </style:style>
    <style:style style:name="P33" style:family="paragraph" style:parent-style-name="Standard">
      <style:text-properties fo:color="#0d1f63" fo:font-size="15pt" officeooo:rsid="00215b60" officeooo:paragraph-rsid="00232dd7" fo:background-color="#bce4e5" style:font-size-asian="15pt" style:font-size-complex="15pt"/>
    </style:style>
    <style:style style:name="P34" style:family="paragraph" style:parent-style-name="Standard">
      <style:text-properties fo:color="#0d1f63" fo:font-size="15pt" officeooo:rsid="00215b60" officeooo:paragraph-rsid="002698b3" fo:background-color="#bce4e5" style:font-size-asian="15pt" style:font-size-complex="15pt"/>
    </style:style>
    <style:style style:name="P35" style:family="paragraph" style:parent-style-name="Standard">
      <style:text-properties fo:color="#0d1f63" fo:font-size="15pt" officeooo:rsid="00215b60" officeooo:paragraph-rsid="0013eb89" fo:background-color="#bce4e5" style:font-size-asian="15pt" style:font-size-complex="15pt"/>
    </style:style>
    <style:style style:name="P36" style:family="paragraph" style:parent-style-name="Standard">
      <style:text-properties fo:color="#0d1f63" fo:font-size="15pt" officeooo:rsid="00215b60" officeooo:paragraph-rsid="0028906e" fo:background-color="#bce4e5" style:font-size-asian="15pt" style:font-size-complex="15pt"/>
    </style:style>
    <style:style style:name="P37" style:family="paragraph" style:parent-style-name="Standard">
      <style:text-properties fo:color="#0d1f63" fo:font-size="15pt" fo:font-weight="normal" officeooo:rsid="00215b60" officeooo:paragraph-rsid="002660af" fo:background-color="#bce4e5" style:font-size-asian="15pt" style:font-weight-asian="normal" style:font-size-complex="15pt" style:font-weight-complex="normal"/>
    </style:style>
    <style:style style:name="P38" style:family="paragraph" style:parent-style-name="Standard">
      <style:text-properties fo:color="#0d1f63" fo:font-size="15pt" fo:font-weight="normal" officeooo:rsid="00215b60" officeooo:paragraph-rsid="0028906e" fo:background-color="#bce4e5" style:font-size-asian="15pt" style:font-weight-asian="normal" style:font-size-complex="15pt" style:font-weight-complex="normal"/>
    </style:style>
    <style:style style:name="P39" style:family="paragraph" style:parent-style-name="Standard">
      <style:text-properties fo:color="#21409a" fo:font-size="15pt" officeooo:rsid="0013eb89" officeooo:paragraph-rsid="0028906e" fo:background-color="#00a65d" style:font-size-asian="15pt" style:font-size-complex="15pt"/>
    </style:style>
    <style:style style:name="P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5pt" officeooo:rsid="0013eb89" officeooo:paragraph-rsid="0013eb89" style:font-size-asian="15pt" style:font-size-complex="15pt"/>
    </style:style>
    <style:style style:name="P41" style:family="paragraph" style:parent-style-name="Standard">
      <style:paragraph-properties style:writing-mode="lr-tb"/>
      <style:text-properties fo:font-size="15pt" officeooo:rsid="0013eb89" officeooo:paragraph-rsid="0049d44a" style:font-size-asian="15pt" style:font-size-complex="15pt"/>
    </style:style>
    <style:style style:name="P42" style:family="paragraph" style:parent-style-name="Standard">
      <style:paragraph-properties style:writing-mode="lr-tb"/>
      <style:text-properties fo:font-size="15pt" officeooo:rsid="0013eb89" officeooo:paragraph-rsid="006629b6" style:font-size-asian="15pt" style:font-size-complex="15pt"/>
    </style:style>
    <style:style style:name="P43" style:family="paragraph" style:parent-style-name="Standard">
      <style:paragraph-properties style:writing-mode="lr-tb"/>
      <style:text-properties fo:font-size="15pt" officeooo:rsid="00146ce8" officeooo:paragraph-rsid="004e7542" style:font-size-asian="15pt" style:font-size-complex="15pt"/>
    </style:style>
    <style:style style:name="T1" style:family="text">
      <style:text-properties officeooo:rsid="0013eb89"/>
    </style:style>
    <style:style style:name="T2" style:family="text">
      <style:text-properties fo:color="#ce181e"/>
    </style:style>
    <style:style style:name="T3" style:family="text">
      <style:text-properties fo:color="#ce181e" officeooo:rsid="0013eb89"/>
    </style:style>
    <style:style style:name="T4" style:family="text">
      <style:text-properties fo:color="#ce181e" officeooo:rsid="0013ec1f"/>
    </style:style>
    <style:style style:name="T5" style:family="text">
      <style:text-properties fo:color="#ce181e" officeooo:rsid="00146ce8" fo:background-color="#fff200" loext:char-shading-value="0"/>
    </style:style>
    <style:style style:name="T6" style:family="text">
      <style:text-properties fo:color="#ce181e" fo:font-weight="normal" officeooo:rsid="00146ce8" fo:background-color="#fff200" loext:char-shading-value="0" style:font-weight-asian="normal" style:font-weight-complex="normal"/>
    </style:style>
    <style:style style:name="T7" style:family="text">
      <style:text-properties fo:color="#ce181e" fo:font-weight="normal" officeooo:rsid="00328180" fo:background-color="#faa61a" loext:char-shading-value="0" style:font-weight-asian="normal" style:font-weight-complex="normal"/>
    </style:style>
    <style:style style:name="T8" style:family="text">
      <style:text-properties fo:color="#ce181e" fo:font-weight="normal" officeooo:rsid="00396a13" fo:background-color="#faa61a" loext:char-shading-value="0" style:font-weight-asian="normal" style:font-weight-complex="normal"/>
    </style:style>
    <style:style style:name="T9" style:family="text">
      <style:text-properties fo:color="#ce181e" officeooo:rsid="0013eb89" style:font-size-asian="15pt" style:font-size-complex="15pt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13eb89" fo:background-color="#fff200" loext:char-shading-value="0"/>
    </style:style>
    <style:style style:name="T12" style:family="text">
      <style:text-properties officeooo:rsid="0013ec1f" fo:background-color="#fff200" loext:char-shading-value="0"/>
    </style:style>
    <style:style style:name="T13" style:family="text">
      <style:text-properties officeooo:rsid="00146ce8" fo:background-color="#fff200" loext:char-shading-value="0"/>
    </style:style>
    <style:style style:name="T14" style:family="text">
      <style:text-properties officeooo:rsid="0013ec1f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3eb89" fo:background-color="transparent" loext:char-shading-value="0"/>
    </style:style>
    <style:style style:name="T17" style:family="text">
      <style:text-properties officeooo:rsid="00146ce8" fo:background-color="transparent" loext:char-shading-value="0"/>
    </style:style>
    <style:style style:name="T18" style:family="text">
      <style:text-properties officeooo:rsid="0013ec1f" fo:background-color="transparent" loext:char-shading-value="0"/>
    </style:style>
    <style:style style:name="T19" style:family="text">
      <style:text-properties officeooo:rsid="0028906e" fo:background-color="transparent" loext:char-shading-value="0"/>
    </style:style>
    <style:style style:name="T20" style:family="text">
      <style:text-properties officeooo:rsid="003d3755" fo:background-color="transparent" loext:char-shading-value="0"/>
    </style:style>
    <style:style style:name="T21" style:family="text">
      <style:text-properties officeooo:rsid="00146ce8"/>
    </style:style>
    <style:style style:name="T22" style:family="text">
      <style:text-properties officeooo:rsid="00164880"/>
    </style:style>
    <style:style style:name="T23" style:family="text">
      <style:text-properties fo:color="#21409a" fo:background-color="#00a65d" loext:char-shading-value="0"/>
    </style:style>
    <style:style style:name="T24" style:family="text">
      <style:text-properties fo:color="#21409a" officeooo:rsid="0013eb89" fo:background-color="#00a65d" loext:char-shading-value="0"/>
    </style:style>
    <style:style style:name="T25" style:family="text">
      <style:text-properties fo:color="#ed1c24" fo:font-weight="bold" style:font-weight-asian="bold" style:font-weight-complex="bold"/>
    </style:style>
    <style:style style:name="T26" style:family="text">
      <style:text-properties fo:color="#ed1c24" fo:font-weight="bold" officeooo:rsid="0013eb89" style:font-weight-asian="bold" style:font-weight-complex="bold"/>
    </style:style>
    <style:style style:name="T27" style:family="text">
      <style:text-properties fo:color="#ed1c24" fo:font-weight="bold" officeooo:rsid="00277fcf" style:font-weight-asian="bold" style:font-weight-complex="bold"/>
    </style:style>
    <style:style style:name="T28" style:family="text">
      <style:text-properties fo:color="#ed1c24" fo:font-weight="bold" officeooo:rsid="00558f71" style:font-weight-asian="bold" style:font-weight-complex="bold"/>
    </style:style>
    <style:style style:name="T29" style:family="text">
      <style:text-properties fo:color="#ed1c24" fo:font-weight="bold" officeooo:rsid="0013eb89" fo:background-color="transparent" loext:char-shading-value="0" style:font-weight-asian="bold" style:font-weight-complex="bold"/>
    </style:style>
    <style:style style:name="T30" style:family="text">
      <style:text-properties fo:color="#ed1c24" fo:font-weight="bold" officeooo:rsid="0013eb89" style:font-size-asian="15pt" style:font-weight-asian="bold" style:font-size-complex="15pt" style:font-weight-complex="bold"/>
    </style:style>
    <style:style style:name="T31" style:family="text">
      <style:text-properties fo:color="#0d1f63" fo:background-color="#bce4e5" loext:char-shading-value="0"/>
    </style:style>
    <style:style style:name="T32" style:family="text">
      <style:text-properties fo:color="#0d1f63" officeooo:rsid="002660af" fo:background-color="#bce4e5" loext:char-shading-value="0"/>
    </style:style>
    <style:style style:name="T33" style:family="text">
      <style:text-properties fo:color="#0d1f63" fo:font-weight="normal" fo:background-color="#bce4e5" loext:char-shading-value="0" style:font-weight-asian="normal" style:font-weight-complex="normal"/>
    </style:style>
    <style:style style:name="T34" style:family="text">
      <style:text-properties fo:color="#0d1f63" fo:font-weight="normal" officeooo:rsid="0028906e" fo:background-color="#bce4e5" loext:char-shading-value="0" style:font-weight-asian="normal" style:font-weight-complex="normal"/>
    </style:style>
    <style:style style:name="T35" style:family="text">
      <style:text-properties officeooo:rsid="002287e6"/>
    </style:style>
    <style:style style:name="T36" style:family="text">
      <style:text-properties officeooo:rsid="00232dd7"/>
    </style:style>
    <style:style style:name="T37" style:family="text">
      <style:text-properties officeooo:rsid="002660af"/>
    </style:style>
    <style:style style:name="T38" style:family="text">
      <style:text-properties officeooo:rsid="002698b3"/>
    </style:style>
    <style:style style:name="T39" style:family="text">
      <style:text-properties fo:color="#000000"/>
    </style:style>
    <style:style style:name="T40" style:family="text">
      <style:text-properties fo:color="#000000" fo:font-weight="normal" style:font-weight-asian="normal" style:font-weight-complex="normal"/>
    </style:style>
    <style:style style:name="T41" style:family="text">
      <style:text-properties fo:color="#000000" fo:font-weight="normal" officeooo:rsid="0013ec1f" style:font-weight-asian="normal" style:font-weight-complex="normal"/>
    </style:style>
    <style:style style:name="T42" style:family="text">
      <style:text-properties fo:color="#000000" fo:font-weight="normal" officeooo:rsid="00280511" style:font-weight-asian="normal" style:font-weight-complex="normal"/>
    </style:style>
    <style:style style:name="T43" style:family="text">
      <style:text-properties fo:color="#000000" fo:font-weight="normal" officeooo:rsid="00396a13" fo:background-color="#faa61a" loext:char-shading-value="0" style:font-weight-asian="normal" style:font-weight-complex="normal"/>
    </style:style>
    <style:style style:name="T44" style:family="text">
      <style:text-properties fo:color="#000000" fo:font-weight="normal" officeooo:rsid="003b6258" fo:background-color="#faa61a" loext:char-shading-value="0" style:font-weight-asian="normal" style:font-weight-complex="normal"/>
    </style:style>
    <style:style style:name="T45" style:family="text">
      <style:text-properties fo:color="#000000" fo:font-weight="normal" officeooo:rsid="00328180" fo:background-color="#faa61a" loext:char-shading-value="0" style:font-weight-asian="normal" style:font-weight-complex="normal"/>
    </style:style>
    <style:style style:name="T46" style:family="text">
      <style:text-properties fo:color="#000000" fo:font-weight="normal" officeooo:rsid="00483ada" fo:background-color="#faa61a" loext:char-shading-value="0" style:font-weight-asian="normal" style:font-weight-complex="normal"/>
    </style:style>
    <style:style style:name="T47" style:family="text">
      <style:text-properties fo:color="#000000" fo:font-weight="normal" officeooo:rsid="004891d5" fo:background-color="#faa61a" loext:char-shading-value="0" style:font-weight-asian="normal" style:font-weight-complex="normal"/>
    </style:style>
    <style:style style:name="T48" style:family="text">
      <style:text-properties fo:color="#000000" fo:font-weight="normal" officeooo:rsid="0049d44a" fo:background-color="#faa61a" loext:char-shading-value="0" style:font-weight-asian="normal" style:font-weight-complex="normal"/>
    </style:style>
    <style:style style:name="T49" style:family="text">
      <style:text-properties fo:color="#000000" fo:font-weight="normal" officeooo:rsid="004a4311" fo:background-color="#faa61a" loext:char-shading-value="0" style:font-weight-asian="normal" style:font-weight-complex="normal"/>
    </style:style>
    <style:style style:name="T50" style:family="text">
      <style:text-properties fo:color="#000000" fo:font-weight="normal" officeooo:rsid="004e7542" fo:background-color="#faa61a" loext:char-shading-value="0" style:font-weight-asian="normal" style:font-weight-complex="normal"/>
    </style:style>
    <style:style style:name="T51" style:family="text">
      <style:text-properties fo:color="#000000" fo:font-weight="normal" officeooo:rsid="00519229" fo:background-color="#faa61a" loext:char-shading-value="0" style:font-weight-asian="normal" style:font-weight-complex="normal"/>
    </style:style>
    <style:style style:name="T52" style:family="text">
      <style:text-properties fo:color="#000000" fo:font-weight="normal" officeooo:rsid="005319a6" fo:background-color="#faa61a" loext:char-shading-value="0" style:font-weight-asian="normal" style:font-weight-complex="normal"/>
    </style:style>
    <style:style style:name="T53" style:family="text">
      <style:text-properties fo:color="#000000" fo:font-weight="normal" officeooo:rsid="005698f9" fo:background-color="#faa61a" loext:char-shading-value="0" style:font-weight-asian="normal" style:font-weight-complex="normal"/>
    </style:style>
    <style:style style:name="T54" style:family="text">
      <style:text-properties fo:color="#000000" fo:font-weight="normal" officeooo:rsid="00572dfd" fo:background-color="#faa61a" loext:char-shading-value="0" style:font-weight-asian="normal" style:font-weight-complex="normal"/>
    </style:style>
    <style:style style:name="T55" style:family="text">
      <style:text-properties fo:color="#000000" fo:font-weight="normal" officeooo:rsid="00592b47" fo:background-color="#faa61a" loext:char-shading-value="0" style:font-weight-asian="normal" style:font-weight-complex="normal"/>
    </style:style>
    <style:style style:name="T56" style:family="text">
      <style:text-properties fo:color="#000000" fo:font-weight="normal" officeooo:rsid="0059a506" fo:background-color="#faa61a" loext:char-shading-value="0" style:font-weight-asian="normal" style:font-weight-complex="normal"/>
    </style:style>
    <style:style style:name="T57" style:family="text">
      <style:text-properties fo:color="#000000" fo:font-weight="normal" officeooo:rsid="005b2206" fo:background-color="#faa61a" loext:char-shading-value="0" style:font-weight-asian="normal" style:font-weight-complex="normal"/>
    </style:style>
    <style:style style:name="T58" style:family="text">
      <style:text-properties fo:color="#000000" fo:font-weight="normal" officeooo:rsid="005c9510" fo:background-color="#faa61a" loext:char-shading-value="0" style:font-weight-asian="normal" style:font-weight-complex="normal"/>
    </style:style>
    <style:style style:name="T59" style:family="text">
      <style:text-properties fo:color="#000000" fo:font-weight="normal" officeooo:rsid="006629b6" fo:background-color="#faa61a" loext:char-shading-value="0" style:font-weight-asian="normal" style:font-weight-complex="normal"/>
    </style:style>
    <style:style style:name="T60" style:family="text">
      <style:text-properties fo:color="#000000" fo:font-weight="normal" officeooo:rsid="00396a13" fo:background-color="transparent" loext:char-shading-value="0" style:font-weight-asian="normal" style:font-weight-complex="normal"/>
    </style:style>
    <style:style style:name="T61" style:family="text">
      <style:text-properties fo:color="#000000" fo:font-weight="normal" officeooo:rsid="0049d44a" fo:background-color="transparent" loext:char-shading-value="0" style:font-weight-asian="normal" style:font-weight-complex="normal"/>
    </style:style>
    <style:style style:name="T62" style:family="text">
      <style:text-properties fo:color="#000000" officeooo:rsid="0013ec1f"/>
    </style:style>
    <style:style style:name="T63" style:family="text">
      <style:text-properties fo:color="#000000" style:font-name="Liberation Serif" fo:font-style="normal" fo:font-weight="normal" officeooo:rsid="00396a13" fo:background-color="#faa61a" loext:char-shading-value="0" style:font-size-asian="15pt" style:font-style-asian="normal" style:font-weight-asian="normal" style:font-size-complex="15pt" style:font-style-complex="normal" style:font-weight-complex="normal"/>
    </style:style>
    <style:style style:name="T64" style:family="text">
      <style:text-properties fo:color="#000000" style:font-name="Liberation Serif" fo:font-style="normal" fo:font-weight="normal" officeooo:rsid="00396a13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officeooo:rsid="0028906e"/>
    </style:style>
    <style:style style:name="T66" style:family="text">
      <style:text-properties officeooo:rsid="00328180"/>
    </style:style>
    <style:style style:name="T67" style:family="text">
      <style:text-properties officeooo:rsid="003d3755" fo:background-color="#faa61a" loext:char-shading-value="0"/>
    </style:style>
    <style:style style:name="T68" style:family="text">
      <style:text-properties officeooo:rsid="004204d3" fo:background-color="#faa61a" loext:char-shading-value="0"/>
    </style:style>
    <style:style style:name="T69" style:family="text">
      <style:text-properties officeooo:rsid="00445d62" fo:background-color="#faa61a" loext:char-shading-value="0" style:font-size-asian="15pt" style:font-size-complex="15pt"/>
    </style:style>
    <style:style style:name="T70" style:family="text">
      <style:text-properties fo:font-weight="normal" officeooo:rsid="00328180" fo:background-color="#faa61a" loext:char-shading-value="0" style:font-weight-asian="normal" style:font-weight-complex="normal"/>
    </style:style>
    <style:style style:name="T71" style:family="text">
      <style:text-properties fo:font-weight="normal" officeooo:rsid="00396a13" fo:background-color="#faa61a" loext:char-shading-value="0" style:font-weight-asian="normal" style:font-weight-complex="normal"/>
    </style:style>
    <style:style style:name="T72" style:family="text">
      <style:text-properties fo:font-weight="normal" officeooo:rsid="004073d4" fo:background-color="#faa61a" loext:char-shading-value="0" style:font-weight-asian="normal" style:font-weight-complex="normal"/>
    </style:style>
    <style:style style:name="T73" style:family="text">
      <style:text-properties fo:font-weight="normal" officeooo:rsid="00328180" fo:background-color="#faa61a" loext:char-shading-value="0" style:font-size-asian="15pt" style:font-weight-asian="normal" style:font-size-complex="15pt" style:font-weight-complex="normal"/>
    </style:style>
    <style:style style:name="T74" style:family="text">
      <style:text-properties fo:font-weight="normal" officeooo:rsid="00396a13" fo:background-color="#faa61a" loext:char-shading-value="0" style:font-size-asian="15pt" style:font-weight-asian="normal" style:font-size-complex="15pt" style:font-weight-complex="normal"/>
    </style:style>
    <style:style style:name="T75" style:family="text">
      <style:text-properties fo:font-weight="normal" officeooo:rsid="00350fca" fo:background-color="transparent" loext:char-shading-value="0" style:font-weight-asian="normal" style:font-weight-complex="normal"/>
    </style:style>
    <style:style style:name="T76" style:family="text">
      <style:text-properties officeooo:rsid="003b6258"/>
    </style:style>
    <style:style style:name="T77" style:family="text">
      <style:text-properties officeooo:rsid="004204d3"/>
    </style:style>
    <style:style style:name="T78" style:family="text">
      <style:text-properties officeooo:rsid="0013eb89" style:font-size-asian="15pt" style:font-size-complex="15pt"/>
    </style:style>
    <style:style style:name="T79" style:family="text">
      <style:text-properties officeooo:rsid="002287e6" style:font-size-asian="15pt" style:font-size-complex="15pt"/>
    </style:style>
    <style:style style:name="T80" style:family="text">
      <style:text-properties officeooo:rsid="005698f9"/>
    </style:style>
    <style:style style:name="T81" style:family="text">
      <style:text-properties officeooo:rsid="005b2206"/>
    </style:style>
    <style:style style:name="T82" style:family="text">
      <style:text-properties officeooo:rsid="006629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Newest</text:p>
      <text:p text:style-name="P1"/>
      <text:p text:style-name="P1"/>
      <text:p text:style-name="P32">program:</text:p>
      <text:p text:style-name="P1"><text:bookmark-start text:name="__DdeLink__1102_2842838645"/>P <text:span text:style-name="T2"><text:s/>-&gt; </text:span><text:s/>DL <text:span text:style-name="T25">eof</text:span></text:p>
      <text:p text:style-name="P1">DL <text:span text:style-name="T2"><text:s/>-&gt; </text:span><text:s/>D DL <text:span text:style-name="T10">|</text:span> <text:span text:style-name="T23">EPSILON</text:span></text:p>
      <text:p text:style-name="P1"/>
      <text:p text:style-name="P32">declarations:</text:p>
      <text:p text:style-name="P2">D <text:span text:style-name="T2"><text:s/>-&gt; </text:span><text:s/>TS <text:span text:style-name="T70">#</text:span><text:span text:style-name="T71">PID</text:span> <text:span text:style-name="T25">id </text:span>VDFD</text:p>
      <text:p text:style-name="P3">TS <text:span text:style-name="T2"><text:s/>-&gt; </text:span><text:s/><text:span text:style-name="T70">#</text:span><text:span text:style-name="T71">TSINT</text:span> <text:span text:style-name="T25">int</text:span> <text:span text:style-name="T10">|</text:span> <text:span text:style-name="T70">#</text:span><text:span text:style-name="T71">TSVOID</text:span> <text:span text:style-name="T25">void</text:span></text:p>
      <text:p text:style-name="P1">VDFD <text:s/><text:span text:style-name="T2">-&gt;</text:span> <text:s/>VD <text:span text:style-name="T10">|</text:span> FD</text:p>
      <text:p text:style-name="P4">VD <text:span text:style-name="T2"><text:s/>-&gt; </text:span><text:s/><text:bookmark-start text:name="__DdeLink__675_3006225392"/><text:span text:style-name="T70">#</text:span><text:bookmark-end text:name="__DdeLink__675_3006225392"/><text:span text:style-name="T71">VARDEC</text:span><text:span text:style-name="T66"> </text:span><text:span text:style-name="T25">;</text:span> <text:span text:style-name="T10">|</text:span> <text:span text:style-name="T25">[</text:span> <text:span text:style-name="T70">#</text:span><text:span text:style-name="T71">ARRDEC</text:span><text:span text:style-name="T75"> </text:span><text:span text:style-name="T25">num</text:span> <text:span text:style-name="T25">]</text:span> <text:span text:style-name="T25">;</text:span></text:p>
      <text:p text:style-name="P31"><text:span text:style-name="T78">FD </text:span><text:span text:style-name="T9"><text:s/>-&gt; </text:span><text:span text:style-name="T78"><text:s/></text:span><text:span text:style-name="T73">#</text:span><text:span text:style-name="T74">FUNDEC</text:span><text:span text:style-name="T78"> </text:span><text:span text:style-name="T30">(</text:span><text:span text:style-name="T78"> </text:span><text:span text:style-name="T79">PARS</text:span><text:span text:style-name="T78"> </text:span><text:span text:style-name="T30">)</text:span><text:span text:style-name="T78"> </text:span><text:span text:style-name="T74">#</text:span><text:bookmark-start text:name="__DdeLink__801_2522300092"/><text:span text:style-name="T63">FUNENDPARS</text:span><text:bookmark-end text:name="__DdeLink__801_2522300092"/><text:span text:style-name="T64"> </text:span><text:span text:style-name="T78">CS </text:span><text:span text:style-name="T69">#</text:span><text:bookmark-start text:name="__DdeLink__772_2522300092"/><text:span text:style-name="T69">FUN</text:span><text:bookmark-start text:name="__DdeLink__760_2522300092"/><text:span text:style-name="T69">JPCALLER</text:span><text:bookmark-end text:name="__DdeLink__772_2522300092"/><text:bookmark-end text:name="__DdeLink__760_2522300092"/></text:p>
      <text:p text:style-name="P1"/>
      <text:p text:style-name="P32">parameters:</text:p>
      <text:p text:style-name="P5"><text:span text:style-name="T35">PARS</text:span> <text:span text:style-name="T2"><text:s/>-&gt; </text:span><text:s text:c="2"/><text:span text:style-name="T25">int </text:span><text:span text:style-name="T43">#TSINT</text:span> <text:span text:style-name="T70">#</text:span><text:bookmark-start text:name="__DdeLink__798_2522300092"/><text:span text:style-name="T71">P</text:span><text:span text:style-name="T72">AR</text:span><text:span text:style-name="T71">ID</text:span><text:bookmark-end text:name="__DdeLink__798_2522300092"/> <text:span text:style-name="T25">id</text:span> <text:span text:style-name="T65">BRCK</text:span> PL <text:span text:style-name="T10">|</text:span> <text:span text:style-name="T25">void </text:span><text:span text:style-name="T43">#TS</text:span><text:span text:style-name="T44">VOID</text:span> <text:span text:style-name="T35">VPAR</text:span></text:p>
      <text:p text:style-name="P21"><text:span text:style-name="T35">VPAR</text:span> <text:s/><text:span text:style-name="T3">-&gt;</text:span> <text:span text:style-name="T76"><text:s/></text:span><text:span text:style-name="T26">id</text:span><text:span text:style-name="T1"> BRCK </text:span><text:span text:style-name="T43">#</text:span><text:bookmark-start text:name="__DdeLink__682_3006225392"/><text:span text:style-name="T43">VOIDPARERR</text:span><text:bookmark-end text:name="__DdeLink__682_3006225392"/><text:span text:style-name="T1"> PL </text:span><text:span text:style-name="T11">|</text:span><text:span text:style-name="T16"> </text:span><text:span text:style-name="T67">#</text:span><text:bookmark-start text:name="__DdeLink__686_3006225392"/><text:span text:style-name="T67">SINGLEVOIDPAR</text:span><text:bookmark-end text:name="__DdeLink__686_3006225392"/><text:span text:style-name="T20"> </text:span><text:span text:style-name="T23">EPSILON</text:span><text:span text:style-name="T1"> <text:s text:c="3"/></text:span></text:p>
      <text:p text:style-name="P6">PL <text:span text:style-name="T2"><text:s/>-&gt; </text:span><text:s/><text:bookmark-start text:name="__DdeLink__755_2522300092"/><text:span text:style-name="T68">#SETPAR</text:span><text:bookmark-end text:name="__DdeLink__755_2522300092"/><text:span text:style-name="T77"> </text:span><text:span text:style-name="T25">,</text:span> TS <text:span text:style-name="T70">#</text:span><text:span text:style-name="T71">P</text:span><text:span text:style-name="T72">AR</text:span><text:span text:style-name="T71">ID</text:span> <text:span text:style-name="T25">id</text:span> <text:span text:style-name="T65">BRCK</text:span> PL <text:span text:style-name="T10">|</text:span> <text:span text:style-name="T68">#SETPAR</text:span> <text:span text:style-name="T23">EPSILON</text:span><text:span text:style-name="T2"> </text:span><text:s/></text:p>
      <text:p text:style-name="P7"><text:span text:style-name="T65">BRCK</text:span> <text:span text:style-name="T2"><text:s/>-&gt; </text:span><text:s/><text:span text:style-name="T71">#</text:span><text:bookmark-start text:name="__DdeLink__678_3006225392"/><text:span text:style-name="T71">WITHBRCK</text:span><text:bookmark-end text:name="__DdeLink__678_3006225392"/><text:span text:style-name="T76"> </text:span><text:span text:style-name="T25">[</text:span> <text:span text:style-name="T25">]</text:span> <text:span text:style-name="T10">|</text:span> <text:span text:style-name="T71">#WITHOUTBRCK</text:span><text:span text:style-name="T76"> </text:span><text:span text:style-name="T23">EPSILON</text:span></text:p>
      <text:p text:style-name="P1"/>
      <text:p text:style-name="P32">statements:</text:p>
      <text:p text:style-name="P1">CS <text:span text:style-name="T2"><text:s/>-&gt; </text:span><text:s/><text:span text:style-name="T25">{</text:span> DL SL <text:span text:style-name="T25">}</text:span></text:p>
      <text:p text:style-name="P1">SL <text:span text:style-name="T2"><text:s/>-&gt; </text:span><text:s/>S SL <text:span text:style-name="T10">|</text:span> <text:span text:style-name="T23">EPSILON</text:span></text:p>
      <text:p text:style-name="P1">S <text:span text:style-name="T2"><text:s/>-&gt; </text:span><text:s/>ES <text:span text:style-name="T10">|</text:span> CS <text:span text:style-name="T10">|</text:span> SS <text:span text:style-name="T10">|</text:span> IS <text:span text:style-name="T10">|</text:span> RS <text:span text:style-name="T10">|</text:span> SWS</text:p>
      <text:p text:style-name="P22"/>
      <text:p text:style-name="P33"><text:span text:style-name="T36">expression </text:span>statement:</text:p>
      <text:p text:style-name="P42">ES <text:span text:style-name="T2"><text:s/>-&gt; </text:span><text:s/>E <text:span text:style-name="T25">;</text:span> <text:span text:style-name="T10">|</text:span> <text:span text:style-name="T25">continue</text:span> <text:span text:style-name="T59">#CONTINUE</text:span><text:span text:style-name="T25">;</text:span> <text:span text:style-name="T10">|</text:span> <text:span text:style-name="T25">break </text:span><text:span text:style-name="T59">#BREAK</text:span> <text:span text:style-name="T25">;</text:span> <text:span text:style-name="T10">|</text:span> <text:span text:style-name="T25">;</text:span></text:p>
      <text:p text:style-name="P33"><text:span text:style-name="T36">selection </text:span>statement:</text:p>
      <text:p text:style-name="P11">SS <text:span text:style-name="T2"><text:s/>-&gt; </text:span><text:s/><text:span text:style-name="T25">if</text:span> <text:span text:style-name="T25">(</text:span> E <text:span text:style-name="T25">) </text:span><text:span text:style-name="T43">#IF_SAVE</text:span> S <text:span text:style-name="T25">else</text:span> <text:span text:style-name="T43">#</text:span><text:span text:style-name="T46">JP_SAVE</text:span><text:span text:style-name="T60"> </text:span>S <text:span text:style-name="T43">#</text:span><text:span text:style-name="T46">ENDIF</text:span></text:p>
      <text:p text:style-name="P1"/>
      <text:p text:style-name="P33"><text:span text:style-name="T36">iteration </text:span>statement:</text:p>
      <text:p text:style-name="P12">IS <text:span text:style-name="T2"><text:s/>-&gt; </text:span><text:s/><text:span text:style-name="T25">while</text:span> <text:span text:style-name="T25">( </text:span><text:span text:style-name="T47">#WH_LABEL</text:span> E <text:span text:style-name="T25">) </text:span><text:span text:style-name="T43">#</text:span><text:span text:style-name="T47">WH_SAVE</text:span> S <text:span text:style-name="T43">#</text:span><text:span text:style-name="T46">END</text:span><text:span text:style-name="T47">WH</text:span></text:p>
      <text:p text:style-name="P33"><text:span text:style-name="T36">return </text:span>statement:</text:p>
      <text:p text:style-name="P8">RS <text:span text:style-name="T2"><text:s/>-&gt; </text:span><text:s/><text:span text:style-name="T25">return</text:span> <text:span text:style-name="T36">RVAL</text:span></text:p>
      <text:p text:style-name="P20"><text:span text:style-name="T36">RVAL</text:span> <text:span text:style-name="T2"><text:s/>-&gt; </text:span><text:s/><text:span text:style-name="T56">#</text:span><text:bookmark-start text:name="__DdeLink__796_2522300092"/><text:bookmark-start text:name="__DdeLink__810_2522300092"/><text:span text:style-name="T58">VOID</text:span><text:span text:style-name="T56">RETURN</text:span><text:bookmark-end text:name="__DdeLink__796_2522300092"/><text:bookmark-end text:name="__DdeLink__810_2522300092"/> <text:span text:style-name="T25">;</text:span> <text:span text:style-name="T10">|</text:span> E <text:span text:style-name="T56">#RETURN</text:span> <text:span text:style-name="T25">;</text:span></text:p>
      <text:p text:style-name="P33"><text:span text:style-name="T36">switch </text:span>statement:</text:p>
      <text:p text:style-name="P1">SWS <text:span text:style-name="T2"><text:s/>-&gt; </text:span><text:s/><text:span text:style-name="T25">switch</text:span> <text:span text:style-name="T25">(</text:span> E <text:span text:style-name="T25">)</text:span> <text:span text:style-name="T25">{</text:span> CASS DS <text:span text:style-name="T25">}</text:span></text:p>
      <text:p text:style-name="P33"><text:span text:style-name="T36">case &amp; default </text:span>statement:</text:p>
      <text:p text:style-name="P8">CASS <text:span text:style-name="T2"><text:s/>-&gt; </text:span><text:s/><text:span text:style-name="T25">case</text:span> <text:span text:style-name="T25">num</text:span> <text:span text:style-name="T25">:</text:span> SL CASS <text:span text:style-name="T10">|</text:span> <text:span text:style-name="T23">EPSILON</text:span><text:span text:style-name="T2"> </text:span><text:s/></text:p>
      <text:p text:style-name="P1"><text:soft-page-break/>DS <text:span text:style-name="T2"><text:s/>-&gt; </text:span><text:s/><text:span text:style-name="T25">default</text:span> <text:span text:style-name="T25">:</text:span> SL <text:span text:style-name="T10">|</text:span> <text:span text:style-name="T23">EPSILON</text:span></text:p>
      <text:p text:style-name="P9"/>
      <text:p text:style-name="P33"><text:span text:style-name="T36">expression</text:span>:</text:p>
      <text:p text:style-name="P18">E <text:span text:style-name="T2"><text:s/>-&gt; </text:span><text:span text:style-name="T48">#</text:span><text:span text:style-name="T49">SYMBOL</text:span> <text:span text:style-name="T25">id</text:span><text:span text:style-name="T14"> </text:span><text:span text:style-name="T42">EID</text:span><text:span text:style-name="T14"> </text:span><text:span text:style-name="T13">|</text:span><text:span text:style-name="T21"> SF1 T1 AE1 SE1</text:span></text:p>
      <text:p text:style-name="P23">EID <text:s/><text:span text:style-name="T3">-&gt;</text:span><text:span text:style-name="T2"> <text:s/></text:span><text:span text:style-name="T26">=</text:span><text:span text:style-name="T4"> </text:span><text:span text:style-name="T62">E </text:span><text:span text:style-name="T48">#</text:span><text:span text:style-name="T55">ASSIGN</text:span><text:span text:style-name="T3"> </text:span><text:span text:style-name="T5">|</text:span><text:span text:style-name="T26"> </text:span><text:span text:style-name="T27">[ </text:span><text:span text:style-name="T41">E</text:span><text:span text:style-name="T27"> ] </text:span><text:span text:style-name="T48">#GETARR</text:span><text:span text:style-name="T4"> </text:span><text:span text:style-name="T39">EID1</text:span><text:span text:style-name="T40"> </text:span><text:span text:style-name="T6">|</text:span><text:span text:style-name="T26"> </text:span><text:span text:style-name="T40">VC2 T1 AE1 SE1</text:span></text:p>
      <text:p text:style-name="P23">EID1 <text:s/><text:span text:style-name="T3">-&gt;</text:span><text:span text:style-name="T2"> <text:s/></text:span><text:span text:style-name="T26">=</text:span><text:span text:style-name="T4"> </text:span><text:span text:style-name="T62">E </text:span><text:span text:style-name="T48">#</text:span><text:span text:style-name="T55">ASSIGN</text:span><text:span text:style-name="T3"> </text:span><text:span text:style-name="T5">|</text:span><text:span text:style-name="T26"> </text:span><text:span text:style-name="T40">T1 AE1 SE1</text:span></text:p>
      <text:p text:style-name="P10"/>
      <text:p text:style-name="P24"><text:span text:style-name="T32">simple expression</text:span><text:span text:style-name="T31">:</text:span></text:p>
      <text:p text:style-name="P17">SE1 <text:span text:style-name="T2"><text:s/>-&gt; </text:span><text:s/>R AE <text:span text:style-name="T54">#LTOREQ</text:span> <text:span text:style-name="T10">|</text:span> <text:s/><text:span text:style-name="T23">EPSILON</text:span></text:p>
      <text:p text:style-name="P1"/>
      <text:p text:style-name="P34"><text:span text:style-name="T38">additive expression</text:span>:</text:p>
      <text:p text:style-name="P10">AE <text:span text:style-name="T2"><text:s/>-&gt; </text:span><text:s/>T AE1</text:p>
      <text:p text:style-name="P16">AE1 <text:span text:style-name="T2"><text:s/>-&gt; </text:span><text:s/>A T <text:span text:style-name="T53">#PLORMI</text:span><text:span text:style-name="T10">|</text:span> <text:s/><text:span text:style-name="T23">EPSILON</text:span></text:p>
      <text:p text:style-name="P35"/>
      <text:p text:style-name="P36"><text:span text:style-name="T65">operations</text:span>:</text:p>
      <text:p text:style-name="P41">A <text:span text:style-name="T2"><text:s/>-&gt; </text:span><text:s/><text:span text:style-name="T25">+</text:span> <text:span text:style-name="T48">#PLUS</text:span><text:span text:style-name="T61"> </text:span><text:span text:style-name="T10">|</text:span> <text:span text:style-name="T25">- <text:s/></text:span><text:span text:style-name="T48">#MINUS</text:span></text:p>
      <text:p text:style-name="P13">R <text:span text:style-name="T2"><text:s/>-&gt; </text:span><text:s/><text:span text:style-name="T25">&lt;</text:span> <text:span text:style-name="T48">#LT</text:span><text:span text:style-name="T61"> </text:span><text:span text:style-name="T10">|</text:span> <text:span text:style-name="T25">== <text:s/></text:span><text:span text:style-name="T48">#EQ</text:span></text:p>
      <text:p text:style-name="P37"/>
      <text:p text:style-name="P37"><text:span text:style-name="T37">term</text:span>:</text:p>
      <text:p text:style-name="P10">T <text:span text:style-name="T2"><text:s/>-&gt; </text:span><text:s/><text:span text:style-name="T65">SF </text:span>T1</text:p>
      <text:p text:style-name="P15">T1 <text:span text:style-name="T2"><text:s/>-&gt; </text:span><text:s/><text:span text:style-name="T25">* </text:span><text:s/>SF <text:span text:style-name="T51">#</text:span><text:span text:style-name="T52">FM</text:span><text:span text:style-name="T53">ULT</text:span> <text:span text:style-name="T10">|</text:span> <text:s/><text:span text:style-name="T23">EPSILON</text:span></text:p>
      <text:p text:style-name="P10"/>
      <text:p text:style-name="P38"><text:span text:style-name="T65">signed factor &amp; factor</text:span>:</text:p>
      <text:p text:style-name="P10">SF <text:span text:style-name="T2"><text:s/>-&gt; </text:span><text:s/><text:span text:style-name="T21">VC </text:span><text:span text:style-name="T10">|</text:span><text:span text:style-name="T15"> </text:span><text:span text:style-name="T17">S</text:span>F<text:span text:style-name="T21">1</text:span></text:p>
      <text:p text:style-name="P30">SF1 <text:s/><text:span text:style-name="T3">-&gt;</text:span> <text:s/><text:span text:style-name="T1">F</text:span>1<text:span text:style-name="T1"> </text:span><text:span text:style-name="T11">|</text:span><text:span text:style-name="T1"> </text:span><text:span text:style-name="T26">+</text:span><text:span text:style-name="T1"> F <text:s/></text:span><text:span text:style-name="T11">|</text:span><text:span text:style-name="T1"> </text:span><text:span text:style-name="T26">-</text:span><text:span text:style-name="T1"> F </text:span><text:span text:style-name="T51">#</text:span><text:span text:style-name="T52">FMINUS</text:span></text:p>
      <text:p text:style-name="P14">F <text:span text:style-name="T2"><text:s/>-&gt; </text:span><text:s/><text:span text:style-name="T65">VC</text:span> <text:span text:style-name="T10">|</text:span> <text:span text:style-name="T25">(</text:span> E <text:span text:style-name="T25">)</text:span> <text:span text:style-name="T10">|</text:span> <text:span text:style-name="T51">#NUM</text:span> <text:span text:style-name="T25">num</text:span></text:p>
      <text:p text:style-name="P29">F1 <text:s/><text:span text:style-name="T3">-&gt;</text:span> <text:s/><text:span text:style-name="T26">(</text:span><text:span text:style-name="T1"> E </text:span><text:span text:style-name="T26">)</text:span><text:span text:style-name="T1"> </text:span><text:span text:style-name="T11">|</text:span><text:span text:style-name="T1"> </text:span><text:span text:style-name="T48">#</text:span><text:span text:style-name="T51">NUM</text:span><text:span text:style-name="T1"> </text:span><text:span text:style-name="T26">num</text:span></text:p>
      <text:p text:style-name="P26"/>
      <text:p text:style-name="P25"><text:span text:style-name="T34">var &amp; call</text:span><text:span text:style-name="T33">:</text:span></text:p>
      <text:p text:style-name="P27">VC <text:s/><text:span text:style-name="T3">-&gt;</text:span> <text:span text:style-name="T48">#</text:span><text:span text:style-name="T49">SYMBOL</text:span> <text:span text:style-name="T26">id <text:s/></text:span>V<text:span text:style-name="T65">C</text:span>1 </text:p>
      <text:p text:style-name="P28">VC<text:span text:style-name="T65">1</text:span> <text:s/><text:span text:style-name="T3">-&gt;</text:span> <text:s/><text:span text:style-name="T26">[</text:span><text:span text:style-name="T1"> E </text:span><text:span text:style-name="T26">]</text:span> <text:span text:style-name="T48">#GETARR</text:span><text:span text:style-name="T61"> </text:span><text:span text:style-name="T12">|</text:span><text:span text:style-name="T18"> </text:span><text:span text:style-name="T48">#FUNCALL</text:span><text:span text:style-name="T18"> </text:span><text:span text:style-name="T29">(</text:span><text:span text:style-name="T16"> AR</text:span><text:span text:style-name="T19">GS</text:span><text:span text:style-name="T16"> </text:span><text:span text:style-name="T29">) </text:span><text:span text:style-name="T48">#</text:span><text:span text:style-name="T50">FUNCALLJP</text:span><text:span text:style-name="T15"> </text:span><text:span text:style-name="T12">|</text:span><text:span text:style-name="T18"> </text:span><text:span text:style-name="T24">EPSILON</text:span></text:p>
      <text:p text:style-name="P43">VC<text:span text:style-name="T65">2</text:span> <text:s/><text:span text:style-name="T3">-&gt;</text:span> <text:s/><text:span text:style-name="T48">#FUNCALL</text:span> <text:span text:style-name="T29">(</text:span><text:span text:style-name="T16"> AR</text:span><text:span text:style-name="T19">GS</text:span><text:span text:style-name="T16"> </text:span><text:span text:style-name="T29">) </text:span><text:span text:style-name="T48"># </text:span><text:span text:style-name="T50">FUNCALLJP</text:span><text:span text:style-name="T61"> </text:span><text:span text:style-name="T12">|</text:span><text:span text:style-name="T18"> </text:span><text:span text:style-name="T24">EPSILON</text:span></text:p>
      <text:p text:style-name="P39"/>
      <text:p text:style-name="P38"><text:span text:style-name="T65">var &amp; call</text:span>:</text:p>
      <text:p text:style-name="P19">AR<text:span text:style-name="T65">GS</text:span> <text:span text:style-name="T2"><text:s/>-&gt; <text:s/></text:span><text:span text:style-name="T48">#</text:span><text:bookmark-start text:name="__DdeLink__793_2522300092"/><text:span text:style-name="T57">ZEROARGNUM</text:span><text:bookmark-end text:name="__DdeLink__793_2522300092"/> ARL <text:span text:style-name="T10">|</text:span> <text:span text:style-name="T23">EPSILON</text:span></text:p>
      <text:p text:style-name="P19">ARL <text:span text:style-name="T2"><text:s/>-&gt; </text:span><text:s/>E <text:span text:style-name="T48">#</text:span><text:span text:style-name="T57">COUNTARG</text:span><text:span text:style-name="T21"> </text:span>ARL1</text:p>
      <text:p text:style-name="P19"><text:span text:style-name="T22">A</text:span>RL1 <text:span text:style-name="T2"><text:s/>-&gt; </text:span><text:s/><text:span text:style-name="T25">,</text:span> E <text:span text:style-name="T48"># </text:span><text:span text:style-name="T57">COUNTARG</text:span> ARL1 <text:span text:style-name="T10">|</text:span> <text:s/><text:span text:style-name="T23">E</text:span><text:bookmark-end text:name="__DdeLink__1102_2842838645"/><text:span text:style-name="T23">PSIL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7:11:48.339642592</meta:creation-date>
    <dc:date>2019-07-02T23:12:41.815083012</dc:date>
    <meta:editing-duration>P3DT1H55M51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381" meta:character-count="1712" meta:non-whitespace-character-count="1291"/>
  </office:meta>
</office:document-meta>
</file>